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Range</text:p>
          </table:table-cell>
        </table:table-row>
        <table:table-row table:style-name="ro1">
          <table:table-cell office:value-type="float" office:value="1627636687" calcext:value-type="float">
            <text:p>1627636687</text:p>
          </table:table-cell>
          <table:table-cell office:value-type="float" office:value="2047220773" calcext:value-type="float">
            <text:p>2047220773</text:p>
          </table:table-cell>
          <table:table-cell office:value-type="float" office:value="460084702" calcext:value-type="float">
            <text:p>460084702</text:p>
          </table:table-cell>
        </table:table-row>
        <table:table-row table:style-name="ro1">
          <table:table-cell office:value-type="float" office:value="2744823277" calcext:value-type="float">
            <text:p>2744823277</text:p>
          </table:table-cell>
          <table:table-cell office:value-type="float" office:value="560934787" calcext:value-type="float">
            <text:p>560934787</text:p>
          </table:table-cell>
          <table:table-cell office:value-type="float" office:value="184170906" calcext:value-type="float">
            <text:p>184170906</text:p>
          </table:table-cell>
        </table:table-row>
        <table:table-row table:style-name="ro1">
          <table:table-cell office:value-type="float" office:value="3485120052" calcext:value-type="float">
            <text:p>3485120052</text:p>
          </table:table-cell>
          <table:table-cell office:value-type="float" office:value="3437939311" calcext:value-type="float">
            <text:p>3437939311</text:p>
          </table:table-cell>
          <table:table-cell office:value-type="float" office:value="342343442" calcext:value-type="float">
            <text:p>342343442</text:p>
          </table:table-cell>
        </table:table-row>
        <table:table-row table:style-name="ro1">
          <table:table-cell office:value-type="float" office:value="3959782982" calcext:value-type="float">
            <text:p>3959782982</text:p>
          </table:table-cell>
          <table:table-cell office:value-type="float" office:value="3213426504" calcext:value-type="float">
            <text:p>3213426504</text:p>
          </table:table-cell>
          <table:table-cell office:value-type="float" office:value="221968093" calcext:value-type="float">
            <text:p>221968093</text:p>
          </table:table-cell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Fertiliz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float" office:value="222541566" calcext:value-type="float">
            <text:p>222541566</text:p>
          </table:table-cell>
          <table:table-cell office:value-type="float" office:value="29777616" calcext:value-type="float">
            <text:p>29777616</text:p>
          </table:table-cell>
          <table:table-cell office:value-type="float" office:value="675347284" calcext:value-type="float">
            <text:p>675347284</text:p>
          </table:table-cell>
          <table:table-cell office:value-type="float" office:value="920043909" calcext:value-type="float">
            <text:p>920043909</text:p>
          </table:table-cell>
          <table:table-cell office:value-type="float" office:value="60879429" calcext:value-type="float">
            <text:p>60879429</text:p>
          </table:table-cell>
          <table:table-cell table:number-columns-repeated="2" office:value-type="float" office:value="674958888" calcext:value-type="float">
            <text:p>674958888</text:p>
          </table:table-cell>
          <table:table-cell office:value-type="float" office:value="2858847378" calcext:value-type="float">
            <text:p>2858847378</text:p>
          </table:table-cell>
        </table:table-row>
        <table:table-row table:style-name="ro1">
          <table:table-cell office:value-type="float" office:value="670428364" calcext:value-type="float">
            <text:p>670428364</text:p>
          </table:table-cell>
          <table:table-cell office:value-type="float" office:value="748772337" calcext:value-type="float">
            <text:p>748772337</text:p>
          </table:table-cell>
          <table:table-cell office:value-type="float" office:value="395253330" calcext:value-type="float">
            <text:p>395253330</text:p>
          </table:table-cell>
          <table:table-cell office:value-type="float" office:value="1205449734" calcext:value-type="float">
            <text:p>1205449734</text:p>
          </table:table-cell>
          <table:table-cell office:value-type="float" office:value="439216673" calcext:value-type="float">
            <text:p>439216673</text:p>
          </table:table-cell>
          <table:table-cell office:value-type="float" office:value="1999749991" calcext:value-type="float">
            <text:p>1999749991</text:p>
          </table:table-cell>
          <table:table-cell office:value-type="float" office:value="992598047" calcext:value-type="float">
            <text:p>992598047</text:p>
          </table:table-cell>
          <table:table-cell office:value-type="float" office:value="1429102861" calcext:value-type="float">
            <text:p>1429102861</text:p>
          </table:table-cell>
        </table:table-row>
        <table:table-row table:style-name="ro1">
          <table:table-cell office:value-type="float" office:value="2728902838" calcext:value-type="float">
            <text:p>2728902838</text:p>
          </table:table-cell>
          <table:table-cell office:value-type="float" office:value="3979856032" calcext:value-type="float">
            <text:p>3979856032</text:p>
          </table:table-cell>
          <table:table-cell office:value-type="float" office:value="3909436467" calcext:value-type="float">
            <text:p>3909436467</text:p>
          </table:table-cell>
          <table:table-cell office:value-type="float" office:value="3829448610" calcext:value-type="float">
            <text:p>3829448610</text:p>
          </table:table-cell>
          <table:table-cell office:value-type="float" office:value="2266489500" calcext:value-type="float">
            <text:p>2266489500</text:p>
          </table:table-cell>
          <table:table-cell office:value-type="float" office:value="4021743434" calcext:value-type="float">
            <text:p>4021743434</text:p>
          </table:table-cell>
          <table:table-cell office:value-type="float" office:value="2317087005" calcext:value-type="float">
            <text:p>2317087005</text:p>
          </table:table-cell>
          <table:table-cell office:value-type="float" office:value="1897502919" calcext:value-type="float">
            <text:p>1897502919</text:p>
          </table:table-cell>
        </table:table-row>
        <table:table-row table:style-name="ro1">
          <table:table-cell office:value-type="float" office:value="12147727" calcext:value-type="float">
            <text:p>12147727</text:p>
          </table:table-cell>
          <table:table-cell table:number-columns-repeated="7"/>
        </table:table-row>
        <table:table-row table:style-name="ro1">
          <table:table-cell office:value-type="float" office:value="3962570697" calcext:value-type="float">
            <text:p>3962570697</text:p>
          </table:table-cell>
          <table:table-cell table:number-columns-repeated="7"/>
        </table:table-row>
        <table:table-row table:style-name="ro1">
          <table:table-cell office:value-type="float" office:value="2849288350" calcext:value-type="float">
            <text:p>2849288350</text:p>
          </table:table-cell>
          <table:table-cell table:number-columns-repeated="7"/>
        </table:table-row>
        <table:table-row table:style-name="ro1">
          <table:table-cell office:value-type="float" office:value="3648852659" calcext:value-type="float">
            <text:p>3648852659</text:p>
          </table:table-cell>
          <table:table-cell table:number-columns-repeated="7"/>
        </table:table-row>
        <table:table-row table:style-name="ro1">
          <table:table-cell office:value-type="float" office:value="4036058422" calcext:value-type="float">
            <text:p>4036058422</text:p>
          </table:table-cell>
          <table:table-cell table:number-columns-repeated="7"/>
        </table:table-row>
        <table:table-row table:style-name="ro1">
          <table:table-cell office:value-type="float" office:value="1931540843" calcext:value-type="float">
            <text:p>1931540843</text:p>
          </table:table-cell>
          <table:table-cell table:number-columns-repeated="7"/>
        </table:table-row>
        <table:table-row table:style-name="ro1">
          <table:table-cell office:value-type="float" office:value="3344622241" calcext:value-type="float">
            <text:p>3344622241</text:p>
          </table:table-cell>
          <table:table-cell table:number-columns-repeated="7"/>
        </table:table-row>
        <table:table-row table:style-name="ro1">
          <table:table-cell office:value-type="float" office:value="1301166628" calcext:value-type="float">
            <text:p>130116662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2:42:39.651824451</meta:creation-date>
    <dc:date>2023-12-09T13:12:35.248010759</dc:date>
    <meta:editing-duration>PT29M55S</meta:editing-duration>
    <meta:editing-cycles>2</meta:editing-cycles>
    <meta:generator>LibreOffice/7.4.7.2$Linux_X86_64 LibreOffice_project/40$Build-2</meta:generator>
    <meta:document-statistic meta:table-count="2" meta:cell-count="55" meta:object-count="0"/>
  </office:meta>
</office:document-meta>
</file>